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98cm" fo:min-width="13.2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2.47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056cm" fo:min-width="11.70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1.71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60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353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3.1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847cm"/>
    </style:style>
    <style:style style:name="gr13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2.812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2.832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1cm" fo:min-width="2.119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93cm" fo:min-width="2.119cm"/>
    </style:style>
    <style:style style:name="gr2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2.847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1cm" fo:min-width="2.11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11cm" fo:min-width="2.119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81cm" fo:min-width="2.119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3.237cm"/>
    </style:style>
    <style:style style:name="gr27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1.644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1.647cm"/>
    </style:style>
    <style:style style:name="gr29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0.091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51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93cm" fo:min-width="2.119cm"/>
    </style:style>
    <style:style style:name="gr34" style:family="graphic" style:parent-style-name="standard">
      <style:graphic-properties svg:stroke-color="#000000" draw:fill="none" draw:fill-color="#0066ff" draw:textarea-horizontal-align="justify" draw:textarea-vertical-align="middle" draw:auto-grow-height="false" fo:min-height="0.254cm" fo:min-width="0.091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1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 fo:font-size="60pt" style:font-size-asian="60pt" style:font-size-complex="6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color="#808080" fo:font-size="12pt" style:font-size-asian="12pt" style:font-size-complex="12pt"/>
    </style:style>
    <style:style style:name="P7" style:family="paragraph">
      <style:paragraph-properties fo:text-align="center"/>
      <style:text-properties fo:color="#808080" fo:font-size="12pt" style:font-size-asian="12pt" style:font-size-complex="12pt"/>
    </style:style>
    <style:style style:name="P8" style:family="paragraph">
      <style:paragraph-properties fo:text-align="center"/>
      <style:text-properties fo:color="#ffffff" fo:font-size="12pt" style:font-size-asian="12pt" style:font-size-complex="12pt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dddd" fo:font-size="60pt" style:font-size-asian="60pt" style:font-size-complex="6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3.835cm" svg:height="7.02cm" svg:x="8.47cm" svg:y="12.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789cm" svg:height="2.609cm" draw:transform="rotate (0.32323497746935) translate (10.243cm 16.777cm)">
          <draw:text-box>
            <text:p text:style-name="P1"><text:span text:style-name="T1">Example</text:span></text:p>
          </draw:text-box>
        </draw:frame>
        <draw:custom-shape draw:style-name="gr3" draw:text-style-name="P1" xml:id="id13" draw:id="id13" draw:layer="layout" svg:width="12.311cm" svg:height="10.414cm" svg:x="1.77cm" svg:y="1.5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311cm" svg:height="0.733cm" svg:x="1.77cm" svg:y="1.308cm">
          <text:p text:style-name="P1"><text:span text:style-name="T2">Add Loan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7.334cm" svg:height="0.582cm" svg:x="6.014cm" svg:y="2.628cm">
          <text:p text:style-name="P4"><text:span text:style-name="T3">Please select a customer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778cm" svg:height="0.721cm" svg:x="2.175cm" svg:y="2.559cm">
          <draw:text-box>
            <text:p><text:span text:style-name="T2">Customer Name:</text:span></text:p>
          </draw:text-box>
        </draw:frame>
        <draw:custom-shape draw:style-name="gr7" draw:text-style-name="P6" draw:layer="layout" svg:width="7.335cm" svg:height="0.582cm" svg:x="6.014cm" svg:y="3.553cm">
          <text:p text:style-name="P4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853cm" svg:height="0.721cm" svg:x="2.177cm" svg:y="3.484cm">
          <draw:text-box>
            <text:p><text:span text:style-name="T2">Loan Rate:</text:span></text:p>
          </draw:text-box>
        </draw:frame>
        <draw:custom-shape draw:style-name="gr9" draw:text-style-name="P7" draw:layer="layout" svg:width="7.336cm" svg:height="0.582cm" svg:x="6.014cm" svg:y="4.478cm">
          <text:p text:style-name="P4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65cm" svg:height="0.832cm" svg:x="2.178cm" svg:y="4.31cm">
          <draw:text-box>
            <text:p><text:span text:style-name="T2">Loan Length:</text:span></text:p>
          </draw:text-box>
        </draw:frame>
        <draw:custom-shape draw:style-name="gr11" draw:text-style-name="P7" xml:id="id2" draw:id="id2" draw:layer="layout" svg:width="7.337cm" svg:height="0.582cm" svg:x="6.016cm" svg:y="6.353cm">
          <text:p text:style-name="P4"><text:span text:style-name="T3">Please select item to loan ou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347cm" svg:height="0.832cm" svg:x="2.181cm" svg:y="6.241cm">
          <draw:text-box>
            <text:p><text:span text:style-name="T2">Loan Item</text:span></text:p>
          </draw:text-box>
        </draw:frame>
        <draw:custom-shape draw:style-name="gr13" draw:text-style-name="P3" xml:id="id10" draw:id="id10" draw:layer="layout" svg:width="3.39cm" svg:height="0.582cm" svg:x="9.961cm" svg:y="10.654cm">
          <text:p text:style-name="P1"><text:span text:style-name="T2">Confi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8" draw:id="id8" draw:layer="layout" svg:width="3.41cm" svg:height="0.582cm" svg:x="2.466cm" svg:y="10.654cm">
          <text:p text:style-name="P1"><text:span text:style-name="T2">Can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19cm" svg:height="0.319cm" svg:x="1.987cm" svg:y="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2cm" svg:height="0.32cm" svg:x="2.491cm" svg:y="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19cm" svg:height="0.319cm" svg:x="2.996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2.482cm" svg:height="0.721cm" svg:x="14.426cm" svg:y="2.547cm">
          <draw:text-box>
            <text:p><text:span text:style-name="T2">Drop down menu to select which customer the loan is for.</text:span></text:p>
          </draw:text-box>
        </draw:frame>
        <draw:frame draw:style-name="gr18" draw:text-style-name="P5" draw:layer="layout" svg:width="12.48cm" svg:height="0.721cm" svg:x="14.428cm" svg:y="6.275cm">
          <draw:text-box>
            <text:p><text:span text:style-name="T2">Drop down menu to select what item to loan out.</text:span></text:p>
          </draw:text-box>
        </draw:frame>
        <draw:frame draw:style-name="gr18" draw:text-style-name="P5" draw:layer="layout" svg:width="12.481cm" svg:height="0.721cm" svg:x="14.427cm" svg:y="3.476cm">
          <draw:text-box>
            <text:p><text:span text:style-name="T2">“</text:span><text:span text:style-name="T2">Real” data input for the amount charged for the loan, per day.</text:span></text:p>
          </draw:text-box>
        </draw:frame>
        <draw:frame draw:style-name="gr19" draw:text-style-name="P5" draw:layer="layout" svg:width="12.48cm" svg:height="0.743cm" svg:x="14.428cm" svg:y="4.375cm">
          <draw:text-box>
            <text:p><text:span text:style-name="T2">Integer input to enter the length of the loan, in days (7 max).</text:span></text:p>
          </draw:text-box>
        </draw:frame>
        <draw:connector draw:style-name="gr20" draw:text-style-name="P1" draw:layer="layout" draw:type="line" svg:x1="13.348cm" svg:y1="2.919cm" svg:x2="14.426cm" svg:y2="2.807cm" draw:start-shape="id1" draw:start-glue-point="1" svg:d="M13348 2919l1078-112" svg:viewBox="0 0 1079 113">
          <text:p/>
        </draw:connector>
        <draw:connector draw:style-name="gr20" draw:text-style-name="P1" draw:layer="layout" draw:type="line" svg:x1="13.353cm" svg:y1="3.846cm" svg:x2="14.427cm" svg:y2="3.836cm" svg:d="M13353 3846l1074-10" svg:viewBox="0 0 1075 11">
          <text:p/>
        </draw:connector>
        <draw:connector draw:style-name="gr20" draw:text-style-name="P1" draw:layer="layout" draw:type="line" svg:x1="13.353cm" svg:y1="4.747cm" svg:x2="14.428cm" svg:y2="4.746cm" svg:d="M13353 4747l1075-1" svg:viewBox="0 0 1076 2">
          <text:p/>
        </draw:connector>
        <draw:connector draw:style-name="gr20" draw:text-style-name="P1" draw:layer="layout" draw:type="line" svg:x1="13.353cm" svg:y1="6.644cm" svg:x2="14.428cm" svg:y2="6.535cm" draw:start-shape="id2" draw:start-glue-point="1" svg:d="M13353 6644l1075-109" svg:viewBox="0 0 1076 110">
          <text:p/>
        </draw:connector>
        <draw:custom-shape draw:style-name="gr21" draw:text-style-name="P3" xml:id="id3" draw:id="id3" draw:layer="layout" svg:width="7.337cm" svg:height="0.582cm" svg:x="6.017cm" svg:y="7.503cm">
          <text:p text:style-name="P4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5" draw:layer="layout" svg:width="3.347cm" svg:height="1.034cm" svg:x="2.182cm" svg:y="7.335cm">
          <draw:text-box>
            <text:p><text:span text:style-name="T2">Quantity:</text:span></text:p>
            <text:p><text:span text:style-name="T4">(duplicate items)</text:span></text:p>
          </draw:text-box>
        </draw:frame>
        <draw:frame draw:style-name="gr23" draw:text-style-name="P5" draw:layer="layout" svg:width="12.479cm" svg:height="1.191cm" svg:x="14.429cm" svg:y="7.22cm">
          <draw:text-box>
            <text:p><text:span text:style-name="T2">Integer Input used to determine the number of that item to be loaned out.</text:span></text:p>
          </draw:text-box>
        </draw:frame>
        <draw:connector draw:style-name="gr20" draw:text-style-name="P1" draw:layer="layout" draw:type="line" svg:x1="13.354cm" svg:y1="7.794cm" svg:x2="14.429cm" svg:y2="7.715cm" draw:start-shape="id3" draw:start-glue-point="1" svg:d="M13354 7794l1075-79" svg:viewBox="0 0 1076 80">
          <text:p/>
        </draw:connector>
        <draw:frame draw:style-name="gr24" draw:text-style-name="P5" xml:id="id4" draw:id="id4" draw:layer="layout" svg:width="5.011cm" svg:height="1.661cm" svg:x="14.302cm" svg:y="10.619cm">
          <draw:text-box>
            <text:p><text:span text:style-name="T2">Will show a dialog box with a preview of the record to be entered</text:span></text:p>
          </draw:text-box>
        </draw:frame>
        <draw:frame draw:style-name="gr25" draw:text-style-name="P5" xml:id="id9" draw:id="id9" draw:layer="layout" svg:width="2.699cm" svg:height="2.131cm" svg:x="1.317cm" svg:y="13.62cm">
          <draw:text-box>
            <text:p><text:span text:style-name="T2">Returns you to the main menu window</text:span></text:p>
          </draw:text-box>
        </draw:frame>
        <draw:custom-shape draw:style-name="gr26" draw:text-style-name="P3" draw:layer="layout" svg:width="13.835cm" svg:height="0.733cm" svg:x="8.47cm" svg:y="12.608cm">
          <text:p text:style-name="P1"><text:span text:style-name="T2">Record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19cm" svg:height="0.319cm" svg:x="8.687cm" svg:y="1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32cm" svg:height="0.32cm" svg:x="9.191cm" svg:y="1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19cm" svg:height="0.319cm" svg:x="9.696cm" svg:y="1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" draw:id="id6" draw:layer="layout" svg:width="2.222cm" svg:height="0.582cm" svg:x="19.73cm" svg:y="18.655cm">
          <text:p text:style-name="P1"><text:span text:style-name="T2">Confi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11" draw:id="id11" draw:layer="layout" svg:width="2.225cm" svg:height="0.582cm" svg:x="15.93cm" svg:y="18.655cm">
          <text:p text:style-name="P1"><text:span text:style-name="T2">Ed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line-skew="1.022cm" svg:x1="19.313cm" svg:y1="11.449cm" svg:x2="22.305cm" svg:y2="16.27cm" draw:start-shape="id4" draw:start-glue-point="1" draw:end-shape="id5" draw:end-glue-point="1" svg:d="M19313 11449h4515v4821h-1523" svg:viewBox="0 0 4516 4822">
          <text:p/>
        </draw:connector>
        <draw:custom-shape draw:style-name="gr29" draw:text-style-name="P8" draw:layer="layout" svg:width="0.669cm" svg:height="0.582cm" svg:x="12.684cm" svg:y="6.357cm">
          <text:p text:style-name="P1"><text:span text:style-name="T5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15.367cm" svg:y1="13.597cm" svg:x2="15.367cm" svg:y2="19.5cm">
          <text:p/>
        </draw:line>
        <draw:frame draw:style-name="gr6" draw:text-style-name="P5" draw:layer="layout" svg:width="3.778cm" svg:height="0.721cm" svg:x="8.775cm" svg:y="14.459cm">
          <draw:text-box>
            <text:p><text:span text:style-name="T2">Customer Name:</text:span></text:p>
          </draw:text-box>
        </draw:frame>
        <draw:frame draw:style-name="gr8" draw:text-style-name="P5" draw:layer="layout" svg:width="2.853cm" svg:height="0.721cm" svg:x="8.777cm" svg:y="15.384cm">
          <draw:text-box>
            <text:p><text:span text:style-name="T2">Loan Rate:</text:span></text:p>
          </draw:text-box>
        </draw:frame>
        <draw:frame draw:style-name="gr10" draw:text-style-name="P5" draw:layer="layout" svg:width="3.65cm" svg:height="0.832cm" svg:x="8.778cm" svg:y="16.21cm">
          <draw:text-box>
            <text:p><text:span text:style-name="T2">Loan Length:</text:span></text:p>
          </draw:text-box>
        </draw:frame>
        <draw:frame draw:style-name="gr31" draw:text-style-name="P5" draw:layer="layout" svg:width="3.014cm" svg:height="0.832cm" svg:x="8.779cm" svg:y="17.135cm">
          <draw:text-box>
            <text:p><text:span text:style-name="T2">Loan Cost:</text:span></text:p>
          </draw:text-box>
        </draw:frame>
        <draw:frame draw:style-name="gr6" draw:text-style-name="P5" draw:layer="layout" svg:width="2.64cm" svg:height="0.721cm" svg:x="12.475cm" svg:y="14.46cm">
          <draw:text-box>
            <text:p><text:span text:style-name="T2">John Smith</text:span></text:p>
          </draw:text-box>
        </draw:frame>
        <draw:frame draw:style-name="gr6" draw:text-style-name="P5" draw:layer="layout" svg:width="2.64cm" svg:height="0.721cm" svg:x="12.475cm" svg:y="15.361cm">
          <draw:text-box>
            <text:p><text:span text:style-name="T2">£25</text:span></text:p>
          </draw:text-box>
        </draw:frame>
        <draw:frame draw:style-name="gr6" draw:text-style-name="P5" draw:layer="layout" svg:width="2.64cm" svg:height="0.721cm" svg:x="12.475cm" svg:y="16.162cm">
          <draw:text-box>
            <text:p><text:span text:style-name="T2">5 days</text:span></text:p>
          </draw:text-box>
        </draw:frame>
        <draw:frame draw:style-name="gr6" draw:text-style-name="P5" draw:layer="layout" svg:width="2.64cm" svg:height="0.721cm" svg:x="12.475cm" svg:y="17.063cm">
          <draw:text-box>
            <text:p><text:span text:style-name="T2">£</text:span></text:p>
          </draw:text-box>
        </draw:frame>
        <draw:frame draw:style-name="gr6" draw:text-style-name="P5" draw:layer="layout" svg:width="2.72cm" svg:height="0.721cm" svg:x="15.775cm" svg:y="14.46cm">
          <draw:text-box>
            <text:p><text:span text:style-name="T2">Item Name:</text:span></text:p>
          </draw:text-box>
        </draw:frame>
        <draw:frame draw:style-name="gr6" draw:text-style-name="P5" draw:layer="layout" svg:width="2.72cm" svg:height="0.721cm" svg:x="18.775cm" svg:y="14.461cm">
          <draw:text-box>
            <text:p><text:span text:style-name="T2">Asus</text:span></text:p>
          </draw:text-box>
        </draw:frame>
        <draw:frame draw:style-name="gr32" draw:layer="layout" svg:width="0.502cm" svg:height="1.187cm" svg:x="17.733cm" svg:y="15.138cm">
          <draw:text-box>
            <text:p/>
          </draw:text-box>
        </draw:frame>
        <draw:frame draw:style-name="gr32" draw:layer="layout" svg:width="0.502cm" svg:height="1.187cm" svg:x="17.733cm" svg:y="15.138cm">
          <draw:text-box>
            <text:p/>
          </draw:text-box>
        </draw:frame>
        <draw:frame draw:style-name="gr6" draw:text-style-name="P5" draw:layer="layout" svg:width="2.72cm" svg:height="0.721cm" svg:x="15.775cm" svg:y="15.361cm">
          <draw:text-box>
            <text:p><text:span text:style-name="T2">Quantity:</text:span></text:p>
          </draw:text-box>
        </draw:frame>
        <draw:frame draw:style-name="gr6" draw:text-style-name="P5" draw:layer="layout" svg:width="2.72cm" svg:height="0.721cm" svg:x="18.775cm" svg:y="15.362cm">
          <draw:text-box>
            <text:p><text:span text:style-name="T2">3</text:span></text:p>
          </draw:text-box>
        </draw:frame>
        <draw:frame draw:style-name="gr6" draw:text-style-name="P9" draw:layer="layout" svg:width="1.524cm" svg:height="0.721cm" svg:x="11.175cm" svg:y="13.561cm">
          <draw:text-box>
            <text:p text:style-name="P1"><text:span text:style-name="T6">Loan</text:span></text:p>
          </draw:text-box>
        </draw:frame>
        <draw:frame draw:style-name="gr6" draw:text-style-name="P9" draw:layer="layout" svg:width="1.401cm" svg:height="0.721cm" svg:x="17.914cm" svg:y="13.562cm">
          <draw:text-box>
            <text:p text:style-name="P1"><text:span text:style-name="T6">Item</text:span></text:p>
          </draw:text-box>
        </draw:frame>
        <draw:frame draw:style-name="gr33" draw:text-style-name="P5" xml:id="id7" draw:id="id7" draw:layer="layout" svg:width="4.318cm" svg:height="2.643cm" svg:x="24.114cm" svg:y="14.74cm">
          <draw:text-box>
            <text:p><text:span text:style-name="T2">Commits the record to the database Loan table and returns the <text:s/>user to the main menu.</text:span></text:p>
          </draw:text-box>
        </draw:frame>
        <draw:connector draw:style-name="gr20" draw:text-style-name="P1" draw:layer="layout" svg:x1="21.952cm" svg:y1="18.946cm" svg:x2="26.273cm" svg:y2="17.383cm" draw:start-shape="id6" draw:start-glue-point="1" draw:end-shape="id7" draw:end-glue-point="2" svg:d="M21952 18946h4321v-1563" svg:viewBox="0 0 4322 1564">
          <text:p/>
        </draw:connector>
        <draw:custom-shape draw:style-name="gr29" draw:text-style-name="P8" draw:layer="layout" svg:width="0.669cm" svg:height="0.582cm" svg:x="12.684cm" svg:y="2.614cm">
          <text:p text:style-name="P1"><text:span text:style-name="T5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0.669cm" svg:height="0.582cm" svg:x="12.684cm" svg:y="6.358cm">
          <text:p text:style-name="P1"><text:span text:style-name="T5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0.669cm" svg:height="0.582cm" svg:x="12.584cm" svg:y="9.359cm">
          <text:p text:style-name="P1"><text:span text:style-name="T7">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5" draw:layer="layout" svg:width="12.479cm" svg:height="0.725cm" svg:x="14.43cm" svg:y="9.321cm">
          <draw:text-box>
            <text:p><text:span text:style-name="T2">Button to add another Item to the loan</text:span></text:p>
          </draw:text-box>
        </draw:frame>
        <draw:connector draw:style-name="gr20" draw:text-style-name="P1" draw:layer="layout" draw:line-skew="-0.126cm" svg:x1="4.171cm" svg:y1="11.236cm" svg:x2="2.666cm" svg:y2="13.62cm" draw:start-shape="id8" draw:start-glue-point="2" draw:end-shape="id9" draw:end-glue-point="0" svg:d="M4171 11236v1067h-1505v1317" svg:viewBox="0 0 1506 2385">
          <text:p/>
        </draw:connector>
        <draw:connector draw:style-name="gr20" draw:text-style-name="P1" draw:layer="layout" svg:x1="11.656cm" svg:y1="11.236cm" svg:x2="14.302cm" svg:y2="11.449cm" draw:start-shape="id10" draw:start-glue-point="2" draw:end-shape="id4" draw:end-glue-point="3" svg:d="M11656 11236v213h2646" svg:viewBox="0 0 2647 214">
          <text:p/>
        </draw:connector>
        <draw:frame draw:style-name="gr25" draw:text-style-name="P5" xml:id="id12" draw:id="id12" draw:layer="layout" svg:width="5.011cm" svg:height="2.131cm" svg:x="2.448cm" svg:y="16.304cm">
          <draw:text-box>
            <text:p><text:span text:style-name="T2">Edit button that allows you to return to the loan creation window and adjust the inputs.</text:span></text:p>
          </draw:text-box>
        </draw:frame>
        <draw:connector draw:style-name="gr20" draw:text-style-name="P1" draw:layer="layout" draw:line-skew="-0.197cm" svg:x1="17.042cm" svg:y1="19.237cm" svg:x2="4.953cm" svg:y2="18.435cm" draw:start-shape="id11" draw:start-glue-point="2" draw:end-shape="id12" draw:end-glue-point="2" svg:d="M17042 19237v305h-12089v-1107" svg:viewBox="0 0 12090 1108">
          <text:p/>
        </draw:connector>
        <draw:connector draw:style-name="gr20" draw:text-style-name="P1" draw:layer="layout" svg:x1="4.953cm" svg:y1="16.304cm" svg:x2="7.925cm" svg:y2="11.968cm" draw:start-shape="id12" draw:start-glue-point="0" draw:end-shape="id13" draw:end-glue-point="2" svg:d="M4953 16304v-2167h2972v-2169" svg:viewBox="0 0 2973 43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3T19:12:10.680467000</dc:date>
    <meta:editing-duration>PT2H32M26S</meta:editing-duration>
    <meta:editing-cycles>30</meta:editing-cycles>
    <meta:generator>LibreOffice/4.3.2.2$MacOSX_x86 LibreOffice_project/edfb5295ba211bd31ad47d0bad0118690f76407d</meta:generator>
    <meta:document-statistic meta:object-count="67"/>
  </office:meta>
</office:document-meta>
</file>